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Arial Narrow" svg:font-family="'Arial Narrow'"/>
    <style:font-face style:name="Consolas" svg:font-family="Consolas"/>
    <style:font-face style:name="Tahoma1" svg:font-family="Tahoma"/>
    <style:font-face style:name="Times New Roman2" svg:font-family="'Times New Roman'"/>
    <style:font-face style:name="TimesNewRomanPS-BoldMT" svg:font-family="TimesNewRomanPS-BoldMT"/>
    <style:font-face style:name="Symbol" svg:font-family="Symbol" style:font-family-generic="decorative"/>
    <style:font-face style:name="Courier New2" svg:font-family="'Courier New'" style:font-family-generic="modern"/>
    <style:font-face style:name="Arial2" svg:font-family="Arial" style:font-family-generic="roma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Consolas1" svg:font-family="Consolas" style:font-family-generic="swiss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3" svg:font-family="'Courier New'" style:font-family-generic="swiss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0in" fo:margin-bottom="0.0835in" loext:contextual-spacing="false" fo:text-align="center" style:justify-single-word="false" style:text-autospace="non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6" style:family="paragraph" style:parent-style-name="Text_20_body_20_indent" style:master-page-name="First_20_Page">
      <style:paragraph-properties fo:margin-left="0in" fo:margin-right="0in" fo:text-indent="0in" style:auto-text-indent="false" style:page-number="auto">
        <style:tab-stops>
          <style:tab-stop style:position="5.2083in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name="changeform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Vector Components" text:name="REF X13167_Heading2_55_"/>
        <text:user-field-decl office:value-type="string" office:string-value="8.7" text:name="REF X28979_Heading2_87_ \n"/>
        <text:user-field-decl office:value-type="string" office:string-value="Texture Lookup Functions" text:name="REF X28979_Heading2_87_"/>
        <text:user-field-decl office:value-type="string" office:string-value="4.3.5" text:name="REF X51804_Heading3_435 \n"/>
        <text:user-field-decl office:value-type="string" office:string-value="Uniform" text:name="REF X51804_Heading3_435"/>
        <text:user-field-decl office:value-type="string" office:string-value="4.3.3" text:name="REF X73927_Heading3_433 \n"/>
        <text:user-field-decl office:value-type="string" office:string-value="Constant Expressions" text:name="REF X73927_Heading3_433"/>
        <text:user-field-decl office:value-type="string" office:string-value="7" text:name="REF X67066_ChapterTitle \n"/>
        <text:user-field-decl office:value-type="string" office:string-value="Built-in Variables" text:name="REF X67066_ChapterTitle"/>
        <text:user-field-decl office:value-type="string" office:string-value="9" text:name="REF X34394_ChapterTitle \n"/>
        <text:user-field-decl office:value-type="string" office:string-value="Shading Language Grammar" text:name="REF X34394_ChapterTitle"/>
        <text:user-field-decl office:value-type="string" office:string-value="5.5" text:name="REF X13167_Heading2_55_ \n"/>
        <text:user-field-decl office:value-type="string" office:string-value="5.6" text:name="REF X81004_Heading2_56_ \n"/>
        <text:user-field-decl office:value-type="string" office:string-value="Matrix Components" text:name="REF X81004_Heading2_56_"/>
        <text:user-field-decl office:value-type="string" office:string-value="5.4" text:name="REF X11438_Heading2_54_ \n"/>
        <text:user-field-decl office:value-type="string" office:string-value="Constructors" text:name="REF X11438_Heading2_54_"/>
        <text:user-field-decl office:value-type="string" office:string-value="5.4.3" text:name="REF X20507_Heading3_543 \n"/>
        <text:user-field-decl office:value-type="string" office:string-value="Structure Constructors" text:name="REF X20507_Heading3_543"/>
        <text:user-field-decl office:value-type="string" office:string-value="6.1.1" text:name="REF X95736_Heading3_611 \n"/>
        <text:user-field-decl office:value-type="string" office:string-value="Function Calling Conventions" text:name="REF X95736_Heading3_611"/>
        <text:user-field-decl office:value-type="string" office:string-value="6.1" text:name="REF X53680_Heading2_61_ \n"/>
        <text:user-field-decl office:value-type="string" office:string-value="Function Definitions" text:name="REF X53680_Heading2_61_"/>
        <text:user-field-decl office:value-type="string" office:string-value="6.4" text:name="REF X32123_Heading2_64_ \n"/>
        <text:user-field-decl office:value-type="string" office:string-value="Jumps" text:name="REF X32123_Heading2_64_"/>
        <text:user-field-decl office:value-type="string" office:string-value="Matrix Components" text:name="REF"/>
      </text:user-field-decls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4">1 <text:s text:c="2"/><text:a xlink:type="simple" xlink:href="#__RefHeading__82004_486970805" text:style-name="Internet_20_link" text:visited-style-name="Internet_20_link">Introduction</text:a><text:tab/>1</text:p>
        </text:index-body>
      </text:table-of-content>
      <text:p text:style-name="P5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StarSymbol" svg:font-family="StarSymbol" style:font-charset="x-symbol"/>
    <style:font-face style:name="Arial1" svg:font-family="Arial"/>
    <style:font-face style:name="Arial Narrow" svg:font-family="'Arial Narrow'"/>
    <style:font-face style:name="Consolas" svg:font-family="Consolas"/>
    <style:font-face style:name="Tahoma1" svg:font-family="Tahoma"/>
    <style:font-face style:name="Times New Roman2" svg:font-family="'Times New Roman'"/>
    <style:font-face style:name="TimesNewRomanPS-BoldMT" svg:font-family="TimesNewRomanPS-BoldMT"/>
    <style:font-face style:name="Symbol" svg:font-family="Symbol" style:font-family-generic="decorative"/>
    <style:font-face style:name="Courier New2" svg:font-family="'Courier New'" style:font-family-generic="modern"/>
    <style:font-face style:name="Arial2" svg:font-family="Arial" style:font-family-generic="roma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Consolas1" svg:font-family="Consolas" style:font-family-generic="swiss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3" svg:font-family="'Courier New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text-align="start" style:justify-single-word="false" fo:keep-together="auto" style:page-number="auto" fo:keep-with-next="auto"/>
    </style:style>
    <style:style style:name="Text_20_body" style:display-name="Text body" style:family="paragraph" style:parent-style-name="Standard" style:class="text" style:master-page-name="">
      <style:paragraph-properties fo:margin-left="0.6in" fo:margin-right="0in" fo:margin-top="0in" fo:margin-bottom="0.0835in" loext:contextual-spacing="false" fo:line-height="0.1701in" fo:keep-together="auto" fo:orphans="2" fo:widows="2" fo:text-indent="0in" style:auto-text-indent="false" style:page-number="auto" fo:keep-with-next="auto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loext:contextual-spacing="false" fo:text-indent="-1.7717in" style:auto-text-indent="false">
        <style:tab-stops>
          <style:tab-stop style:position="0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6in" loext:contextual-spacing="false"/>
      <style:text-properties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in" fo:margin-right="0in" fo:margin-top="0in" fo:margin-bottom="0in" loext:contextual-spacing="false" fo:text-align="center" style:justify-single-word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margin-top="0in" fo:margin-bottom="0in" loext:contextual-spacing="false" fo:keep-together="auto" fo:text-indent="0in" style:auto-text-indent="false" style:page-number="auto" fo:keep-with-next="auto">
        <style:tab-stops>
          <style:tab-stop style:position="6.3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1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5.9102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class="text" style:master-page-name="">
      <loext:graphic-properties draw:fill="none" draw:fill-color="#99ccff"/>
      <style:paragraph-properties fo:margin-left="0.8in" fo:margin-right="0in" fo:margin-top="0in" fo:margin-bottom="0in" loext:contextual-spacing="false" fo:line-height="0.1598in" fo:keep-together="always" fo:text-indent="0in" style:auto-text-indent="false" style:page-number="auto" fo:background-color="transparent" fo:keep-with-next="always">
        <style:tab-stops/>
      </style:paragraph-properties>
      <style:text-properties style:font-name="Courier New" fo:font-family="'Courier New'" style:font-style-name="Regular" style:font-family-generic="modern" style:font-pitch="fixed" fo:font-size="9pt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suffix=" " style:num-format="1">
        <style:list-level-properties/>
      </text:outline-level-style>
      <text:outline-level-style text:level="2" style:num-format="1" text:display-levels="2">
        <style:list-level-properties text:min-label-width="0.6in"/>
      </text:outline-level-style>
      <text:outline-level-style text:level="3" style:num-format="1" text:display-levels="3">
        <style:list-level-properties text:min-label-width="0.6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6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/>
    </style:style>
    <style:style style:name="M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in" fo:margin-bottom="0.7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in" fo:margin-left="0in" fo:margin-right="0in" fo:margin-bottom="0.6in" style:dynamic-spacing="false"/>
      </style:header-style>
      <style:footer-style>
        <style:header-footer-properties svg:height="0.8in" fo:margin-left="0in" fo:margin-right="0in" fo:margin-top="0.6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.5in" fo:margin-bottom="1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1.6in" fo:margin-bottom="0.7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8in" fo:margin-left="0in" fo:margin-right="0in" fo:margin-top="0.6in" style:dynamic-spacing="false"/>
      </style:footer-style>
    </style:page-layout>
    <style:page-layout style:name="Mpm9">
      <style:page-layout-properties fo:page-width="8.5in" fo:page-height="11in" style:num-format="1" style:print-orientation="portrait" fo:margin-top="1.5in" fo:margin-bottom="1.5in" fo:margin-left="1in" fo:margin-right="1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umber-and-name" text:outline-level="1"/></text:p>
      </style:header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2" style:next-style-name="Prologue_20_Page"/>
    <style:master-page style:name="Left_20_Page" style:display-name="Left Page" style:page-layout-name="Mpm3"/>
    <style:master-page style:name="Right_20_Page" style:display-name="Right Page" style:page-layout-name="Mpm4" style:next-style-name="Left_20_Page"/>
    <style:master-page style:name="Index" style:page-layout-name="Mpm5"/>
    <style:master-page style:name="HTML" style:page-layout-name="Mpm6"/>
    <style:master-page style:name="Endnote" style:page-layout-name="Mpm7"/>
    <style:master-page style:name="Chapter_20_Page" style:display-name="Chapter Page" style:page-layout-name="Mpm8" style:next-style-name="Standard">
      <style:footer>
        <text:p text:style-name="MP2"><text:page-number text:select-page="current">0</text:page-number><text:s/></text:p>
      </style:footer>
    </style:master-page>
    <style:master-page style:name="Prologue_20_Page" style:display-name="Prologue Pag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Dev/7.0.0.0.alpha0$Linux_X86_64 LibreOffice_project/a0533cfe69c5d675f35de6083b483d5bed8d4f5d</meta:generator>
    <dc:title>The OpenGL Shading Language 4.3</dc:title>
    <meta:initial-creator>John Kessenich</meta:initial-creator>
    <meta:creation-date>2004-12-30T16:43:56</meta:creation-date>
    <dc:date>2020-04-16T13:57:31.657688364</dc:date>
    <meta:printed-by>John Kessenich</meta:printed-by>
    <meta:print-date>2009-02-06T16:58:17</meta:print-date>
    <dc:language>en-US</dc:language>
    <meta:editing-cycles>1448</meta:editing-cycles>
    <meta:editing-duration>P150DT13H29M17S</meta:editing-duration>
    <dc:subject>Revision 6 of GLSL 4.3</dc:subject>
    <meta:document-statistic meta:table-count="0" meta:image-count="0" meta:object-count="0" meta:page-count="2" meta:paragraph-count="5" meta:word-count="8" meta:character-count="38" meta:non-whitespace-character-count="31"/>
    <meta:user-defined meta:name="Info 1"/>
    <meta:user-defined meta:name="Info 2"/>
    <meta:user-defined meta:name="Info 3"/>
    <meta:user-defined meta:name="Info 4"/>
  </office:meta>
</office:document-meta>
</file>